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xperience_Year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alary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70000" calcext:value-type="float">
            <text:p>17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001000" calcext:value-type="float">
            <text:p>5001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9000" calcext:value-type="float">
            <text:p>9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1500" calcext:value-type="float">
            <text:p>615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50000" calcext:value-type="float">
            <text:p>65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400000" calcext:value-type="float">
            <text:p>140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000050" calcext:value-type="float">
            <text:p>600005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20100" calcext:value-type="float">
            <text:p>2201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500" calcext:value-type="float">
            <text:p>75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7000" calcext:value-type="float">
            <text:p>87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930000" calcext:value-type="float">
            <text:p>93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900000" calcext:value-type="float">
            <text:p>790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30000" calcext:value-type="float">
            <text:p>33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570000" calcext:value-type="float">
            <text:p>657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845000" calcext:value-type="float">
            <text:p>6845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000" calcext:value-type="float">
            <text:p>6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900" calcext:value-type="float">
            <text:p>89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0000000" calcext:value-type="float">
            <text:p>1000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000000" calcext:value-type="float">
            <text:p>500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100" calcext:value-type="float">
            <text:p>61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900000" calcext:value-type="float">
            <text:p>90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40000" calcext:value-type="float">
            <text:p>154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9300000" calcext:value-type="float">
            <text:p>93000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600000" calcext:value-type="float">
            <text:p>7600000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20:36:40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6-22T21:14:37.128000000</dc:date>
    <meta:editing-duration>PT38M9S</meta:editing-duration>
    <meta:editing-cycles>14</meta:editing-cycles>
    <meta:document-statistic meta:table-count="1" meta:cell-count="180" meta:object-count="0"/>
  </office:meta>
</office:document-meta>
</file>